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1194in" table:align="margins"/>
    </style:style>
    <style:style style:name="Table1.A" style:family="table-column">
      <style:table-column-properties style:column-width="3.5597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font-size="22pt" style:font-size-asian="22pt" style:font-size-complex="22pt"/>
    </style:style>
    <style:style style:name="P2" style:family="paragraph" style:parent-style-name="Table_20_Contents">
      <style:paragraph-properties fo:text-align="start" style:justify-single-word="false"/>
      <style:text-properties officeooo:rsid="000b102f" officeooo:paragraph-rsid="000b102f"/>
    </style:style>
    <style:style style:name="P3" style:family="paragraph" style:parent-style-name="Table_20_Contents">
      <style:paragraph-properties fo:text-align="end" style:justify-single-word="false"/>
      <style:text-properties officeooo:rsid="000b102f" officeooo:paragraph-rsid="000b102f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5" style:family="paragraph" style:parent-style-name="Heading_20_2">
      <style:paragraph-properties fo:margin-left="0in" fo:margin-right="0in" fo:text-indent="0in" style:auto-text-indent="false"/>
      <style:text-properties fo:font-size="16pt" style:font-size-asian="16pt" style:font-size-complex="1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officeooo:paragraph-rsid="000b102f"/>
    </style:style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>
      <style:paragraph-properties fo:margin-top="0in" fo:margin-bottom="0in" style:contextual-spacing="false"/>
    </style:style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john-marcus-abdelsayed-aziz"/>John Marcus (Abdelsayed) Aziz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Lake Forest, IL</text:p>
          </table:table-cell>
          <table:table-cell table:style-name="Table1.A1" office:value-type="string">
            <text:p text:style-name="P3">john.marcus.aziz@gmail.com</text:p>
          </table:table-cell>
        </table:table-row>
        <table:table-row>
          <table:table-cell table:style-name="Table1.A1" office:value-type="string">
            <text:p text:style-name="P2"><text:a xlink:type="simple" xlink:href="https://www.github.com/John-Abdelsayed" text:style-name="Internet_20_link" text:visited-style-name="Visited_20_Internet_20_Link">https://www.github.com/John-Abdelsayed</text:a> </text:p>
          </table:table-cell>
          <table:table-cell table:style-name="Table1.A1" office:value-type="string">
            <text:p text:style-name="P3"><text:a xlink:type="simple" xlink:href="https://www.linkedin.com/in/john-marcus-aziz" text:style-name="Internet_20_link" text:visited-style-name="Visited_20_Internet_20_Link">https://www.linkedin.com/in/john-marcus-aziz</text:a></text:p>
          </table:table-cell>
        </table:table-row>
      </table:table>
      <text:p text:style-name="P4"/>
      <text:p text:style-name="Horizontal_20_Line"/>
      <text:h text:style-name="P5" text:outline-level="2"><text:bookmark text:name="enterprise-solutions-architect--tech-co-founder"/>Enterprise Solutions Architect &amp; Tech Co-Founder</text:h>
      <text:p text:style-name="Text_20_body">Innovative solutions architect and entrepreneur with 20+ years driving digital transformation, AI/ML, and enterprise IT solutions. Proven leader in founding and scaling tech ventures, securing funding, and delivering high-impact cloud, on-prem, and hybrid solutions. Expertise in AI/ML, IoT, SaaS, and enterprise architecture.</text:p>
      <text:p text:style-name="Horizontal_20_Line"/>
      <text:h text:style-name="P5" text:outline-level="2"><text:bookmark text:name="core-strengths"/>Core Strengths</text:h>
      <text:list text:style-name="L1">
        <text:list-item>
          <text:p text:style-name="P6"><text:span text:style-name="Strong_20_Emphasis">Patents &amp; IP: </text:span><text:span text:style-name="Strong_20_Emphasis"><text:span text:style-name="T1">3 US patents, $5M+ IP portfolio, end-to-end patent lifecycle management</text:span></text:span><text:span text:style-name="Strong_20_Emphasis"> </text:span></text:p>
        </text:list-item>
        <text:list-item>
          <text:p text:style-name="P6"><text:span text:style-name="Strong_20_Emphasis">Digital Transformation:</text:span> Cloud, on-prem, hybrid, SaaS, SharePoint, Microsoft 365 </text:p>
        </text:list-item>
        <text:list-item>
          <text:p text:style-name="P7"><text:span text:style-name="Strong_20_Emphasis">AI/ML &amp; IoT:</text:span> Computer vision, AIaaS, embedded systems, patented IoB devices </text:p>
        </text:list-item>
        <text:list-item>
          <text:p text:style-name="P7"><text:span text:style-name="Strong_20_Emphasis">Leadership:</text:span> Co-founded 3 ventures, secured $1M+ funding, scaled teams, managed full corporate functions </text:p>
        </text:list-item>
        <text:list-item>
          <text:p text:style-name="P8"><text:span text:style-name="Strong_20_Emphasis">Business Growth:</text:span> Built $1M+ revenue, $15M spin-off valuations, strategic partnerships </text:p>
        </text:list-item>
      </text:list>
      <text:p text:style-name="Horizontal_20_Line"/>
      <text:h text:style-name="P5" text:outline-level="2"><text:bookmark text:name="professional-experience"/>Professional Experience</text:h>
      <text:p text:style-name="Text_20_body"><text:span text:style-name="Strong_20_Emphasis">Co-Founder &amp; Senior Enterprise Solutions Architect</text:span> <text:span text:style-name="Emphasis">Digital Transformation Innovators Group (DTIG) | 2017–Present</text:span></text:p>
      <text:list text:style-name="L2">
        <text:list-item>
          <text:p text:style-name="P9">Grew DTIG to $1M+ annual revenue, leading all corporate functions (legal, ops, sales, tech).</text:p>
        </text:list-item>
        <text:list-item>
          <text:p text:style-name="P9">Launched two spin-offs with combined $15M valuation.</text:p>
        </text:list-item>
        <text:list-item>
          <text:p text:style-name="P9">Secured partnerships with Tahoe Partners and Improving Consulting.</text:p>
        </text:list-item>
        <text:list-item>
          <text:p text:style-name="P9">Architected enterprise solutions across cloud, on-prem, and hybrid environments.</text:p>
        </text:list-item>
      </text:list>
      <text:p text:style-name="P10"/>
      <text:p text:style-name="Text_20_body"><text:span text:style-name="Strong_20_Emphasis">Co-Founder</text:span> <text:span text:style-name="Emphasis">VisualQ AI | 2019–Present</text:span></text:p>
      <text:list text:style-name="L3">
        <text:list-item>
          <text:p text:style-name="P11">Developed patented hand sanitation enforcement system (CV/ML/AIaaS), IP portfolio valued at $5M. </text:p>
        </text:list-item>
        <text:list-item>
          <text:p text:style-name="P12">Led R&amp;D, licensing, and commercialization; explored new revenue channels. </text:p>
        </text:list-item>
      </text:list>
      <text:p text:style-name="Text_20_body"><text:span text:style-name="Strong_20_Emphasis">Co-Founder</text:span> <text:span text:style-name="Emphasis">Insightful Health | 2021–Present</text:span></text:p>
      <text:list text:style-name="L4">
        <text:list-item>
          <text:p text:style-name="P13">Secured $1M pre-seed funding, achieved $10M valuation. </text:p>
        </text:list-item>
        <text:list-item>
          <text:p text:style-name="P14">Designed embedded device prototypes, published open-source frameworks. </text:p>
        </text:list-item>
      </text:list>
      <text:p text:style-name="Text_20_body"><text:soft-page-break/><text:span text:style-name="Strong_20_Emphasis">Manager, Collaboration and Portals</text:span> <text:span text:style-name="Emphasis">Corporation Services Company (CSC) | 2014–2017</text:span></text:p>
      <text:list text:style-name="L5">
        <text:list-item>
          <text:p text:style-name="P15">Scaled team from 1 to 12, managed global SharePoint farms, delivered predictive ROI. </text:p>
        </text:list-item>
      </text:list>
      <text:p text:style-name="Text_20_body"><text:span text:style-name="Strong_20_Emphasis">Senior SharePoint Architect</text:span> <text:span text:style-name="Emphasis">Ruby Technology Group | 2010–2014</text:span></text:p>
      <text:list text:style-name="L6">
        <text:list-item>
          <text:p text:style-name="P16">Led SaaS and portal development, grew team, achieved Microsoft Certified Partner status. </text:p>
        </text:list-item>
      </text:list>
      <text:p text:style-name="Text_20_body"><text:span text:style-name="Strong_20_Emphasis">Microsoft Systems Consultant</text:span> <text:span text:style-name="Emphasis">Business Computing Elements | 2002–2010</text:span></text:p>
      <text:list text:style-name="L7">
        <text:list-item>
          <text:p text:style-name="P17">Led IT team of 12, deployed Windows/Exchange/AD for SMBs, managed 1000+ PC rollout. </text:p>
        </text:list-item>
      </text:list>
      <text:p text:style-name="Text_20_body"><text:span text:style-name="Emphasis">(Earlier roles at Sanford Corporation, PCNE Inc, Electrical Insurance Trustees available upon request)</text:span></text:p>
      <text:p text:style-name="Horizontal_20_Line"/>
      <text:h text:style-name="P5" text:outline-level="2"><text:bookmark text:name="key-achievements"/>Key Achievements</text:h>
      <text:list text:style-name="L8">
        <text:list-item>
          <text:p text:style-name="P18"><text:span text:style-name="Strong_20_Emphasis">Patents:</text:span> US17/067,172; US17/236,202; US11017655B2 </text:p>
        </text:list-item>
        <text:list-item>
          <text:p text:style-name="P18"><text:span text:style-name="Strong_20_Emphasis">Awards:</text:span> MHUB Venture Challenge Winner (2020) </text:p>
        </text:list-item>
        <text:list-item>
          <text:p text:style-name="P18"><text:span text:style-name="Strong_20_Emphasis">Funding:</text:span> $1M pre-seed, $15M spin-off valuations </text:p>
        </text:list-item>
        <text:list-item>
          <text:p text:style-name="P19"><text:span text:style-name="Strong_20_Emphasis">IP Portfolio:</text:span> $5M+ value, end-to-end patent management </text:p>
        </text:list-item>
      </text:list>
      <text:p text:style-name="Horizontal_20_Line"/>
      <text:h text:style-name="P5" text:outline-level="2"><text:bookmark text:name="technical-skills"/>Technical Skills</text:h>
      <text:list text:style-name="L9">
        <text:list-item>
          <text:p text:style-name="P20"><text:span text:style-name="Strong_20_Emphasis">Enterprise Architecture:</text:span> Cloud, Hybrid, SaaS, SharePoint, Microsoft 365 </text:p>
        </text:list-item>
        <text:list-item>
          <text:p text:style-name="P20"><text:span text:style-name="Strong_20_Emphasis">AI/ML &amp; IoT:</text:span> Computer Vision, AIaaS, IoB, Embedded Systems </text:p>
        </text:list-item>
        <text:list-item>
          <text:p text:style-name="P20"><text:span text:style-name="Strong_20_Emphasis">Project Management:</text:span> Agile, DevOps, Budgeting, Vendor Relations </text:p>
        </text:list-item>
        <text:list-item>
          <text:p text:style-name="P21"><text:span text:style-name="Strong_20_Emphasis">Business Development:</text:span> Funding, Valuation, Partnerships, Marketing </text:p>
        </text:list-item>
      </text:list>
      <text:p text:style-name="Horizontal_20_Line"/>
      <text:h text:style-name="P5" text:outline-level="2"><text:bookmark text:name="education--certifications"/>Education &amp; Certifications</text:h>
      <text:list text:style-name="L10">
        <text:list-item>
          <text:p text:style-name="P22"><text:span text:style-name="Strong_20_Emphasis">University of Illinois:</text:span> Economics &amp; Anthropology </text:p>
        </text:list-item>
        <text:list-item>
          <text:p text:style-name="P23"><text:span text:style-name="Strong_20_Emphasis">Microsoft Certified Systems Engineer (MCSE):</text:span> 1999 Early Achiever </text:p>
        </text:list-item>
      </text:list>
      <text:p text:style-name="Horizontal_20_Line"/>
      <text:p text:style-name="Text_20_body"><text:span text:style-name="Emphasis">References available upon request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902in" fo:margin-bottom="0.6902in" fo:margin-left="0.6902in" fo:margin-right="0.690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4T14:07:35.828747517</meta:creation-date>
    <dc:date>2026-01-15T11:09:55.104272676</dc:date>
    <meta:editing-duration>PT10M43S</meta:editing-duration>
    <meta:editing-cycles>3</meta:editing-cycles>
    <meta:generator>LibreOffice/25.8.4.2$Linux_X86_64 LibreOffice_project/580$Build-2</meta:generator>
    <meta:print-date>2026-01-15T11:06:28.489070976</meta:print-date>
    <meta:printed-by>PDF files</meta:printed-by>
    <meta:document-statistic meta:table-count="1" meta:image-count="0" meta:object-count="0" meta:page-count="2" meta:paragraph-count="46" meta:word-count="401" meta:character-count="3034" meta:non-whitespace-character-count="2688"/>
  </office:meta>
</office:document-meta>
</file>